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resses mails parents </text:p>
      <text:p text:style-name="Standard"/>
      <text:p text:style-name="Standard">cece58250@hotmail.fr</text:p>
      <text:p text:style-name="Standard">bricodepot58250@outlook.fr</text:p>
      <text:p text:style-name="Standard">lydiecarteron@orange.fr</text:p>
      <text:p text:style-name="Standard">carolerv@hotmail.fr</text:p>
      <text:p text:style-name="Standard">regis0107@hotmail.fr</text:p>
      <text:p text:style-name="Standard">anthondu58@hotmail.fr</text:p>
      <text:p text:style-name="Standard">berthelotsebastien2701@gmail.com</text:p>
      <text:p text:style-name="Standard">maudeponpon@yahoo.fr</text:p>
      <text:p text:style-name="Standard">julie.ily.thi@gmail.com</text:p>
      <text:p text:style-name="Standard">pascal.perrin@cnhind.com</text:p>
      <text:p text:style-name="Standard">berenice.deneux@gmail.com</text:p>
      <text:p text:style-name="Standard">virginie.tisserand@sfr.fr</text:p>
      <text:p text:style-name="Standard">magalie3100@hotmail.fr</text:p>
      <text:p text:style-name="Standard">heho1@live.fr</text:p>
      <text:p text:style-name="Standard">olivier.guerre@gmail.com</text:p>
      <text:p text:style-name="Standard">n.debry@laposte.net</text:p>
      <text:p text:style-name="Standard">aprenveille@yahoo.fr</text:p>
      <text:p text:style-name="Standard">s.gatti@orange.fr</text:p>
      <text:p text:style-name="Standard">laurenceelvis@sfr.fr</text:p>
      <text:p text:style-name="Standard">elodie.houchot@orange.fr</text:p>
      <text:p text:style-name="Standard">detronchetjeanyves@yahoo.fr</text:p>
      <text:p text:style-name="Standard">perrin_sylvie2@bbox.f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brina Agnellini</meta:initial-creator>
    <meta:creation-date>2018-12-19T16:44:21.70</meta:creation-date>
    <meta:document-statistic meta:table-count="0" meta:image-count="0" meta:object-count="0" meta:page-count="1" meta:paragraph-count="23" meta:word-count="25" meta:character-count="509"/>
    <dc:date>2018-12-19T16:50:03.20</dc:date>
    <dc:creator>Sabrina Agnellini</dc:creator>
    <meta:editing-duration>PT5M42S</meta:editing-duration>
    <meta:editing-cycles>1</meta:editing-cycles>
    <meta:generator>OpenOffice/4.1.5$Win32 OpenOffice.org_project/415m1$Build-9789</meta:generator>
  </office:meta>
</office:document-meta>
</file>